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97e3"/>
    </style:style>
    <style:style style:name="P2" style:family="paragraph" style:parent-style-name="Standard">
      <style:text-properties officeooo:rsid="001497e3" officeooo:paragraph-rsid="001497e3"/>
    </style:style>
    <style:style style:name="P3" style:family="paragraph" style:parent-style-name="Standard">
      <style:text-properties officeooo:rsid="001497e3" officeooo:paragraph-rsid="0016058d"/>
    </style:style>
    <style:style style:name="P4" style:family="paragraph" style:parent-style-name="Standard">
      <style:text-properties officeooo:rsid="0016058d" officeooo:paragraph-rsid="0016058d"/>
    </style:style>
    <style:style style:name="P5" style:family="paragraph" style:parent-style-name="Standard">
      <style:text-properties officeooo:rsid="0017ad93" officeooo:paragraph-rsid="0017ad93"/>
    </style:style>
    <style:style style:name="P6" style:family="paragraph" style:parent-style-name="Standard">
      <style:text-properties officeooo:rsid="00195434" officeooo:paragraph-rsid="00195434"/>
    </style:style>
    <style:style style:name="P7" style:family="paragraph" style:parent-style-name="Standard">
      <style:text-properties fo:font-weight="normal" officeooo:rsid="00195434" officeooo:paragraph-rsid="00195434" style:font-weight-asian="normal" style:font-weight-complex="normal"/>
    </style:style>
    <style:style style:name="T1" style:family="text">
      <style:text-properties officeooo:rsid="0016058d"/>
    </style:style>
    <style:style style:name="T2" style:family="text">
      <style:text-properties officeooo:rsid="0017ad93"/>
    </style:style>
    <style:style style:name="T3" style:family="text">
      <style:text-properties fo:font-weight="bold" style:font-weight-asian="bold" style:font-weight-complex="bold"/>
    </style:style>
    <style:style style:name="T4" style:family="text">
      <style:text-properties fo:font-weight="bold" officeooo:rsid="001b0bd5" style:font-weight-asian="bold" style:font-weight-complex="bold"/>
    </style:style>
    <style:style style:name="T5" style:family="text">
      <style:text-properties fo:font-weight="bold" officeooo:rsid="001cf366" style:font-weight-asian="bold" style:font-weight-complex="bold"/>
    </style:style>
    <style:style style:name="T6" style:family="text">
      <style:text-properties fo:font-weight="bold" officeooo:rsid="00200392" style:font-weight-asian="bold" style:font-weight-complex="bold"/>
    </style:style>
    <style:style style:name="T7" style:family="text">
      <style:text-properties fo:font-weight="bold" officeooo:rsid="001e2edc" style:font-weight-asian="bold" style:font-weight-complex="bold"/>
    </style:style>
    <style:style style:name="T8" style:family="text">
      <style:text-properties fo:font-weight="bold" officeooo:rsid="00217fb6" style:font-weight-asian="bold" style:font-weight-complex="bold"/>
    </style:style>
    <style:style style:name="T9" style:family="text">
      <style:text-properties officeooo:rsid="00217f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cada uno de los ejemplos dados a continuación, determine el tipo de variable y su nivel de medición: </text:p>
      <text:p text:style-name="P1">1. Las siguientes observaciones, presentadas en una tabla de frecuencias básica, corresponden al tipo de enfermedad de pacientes que concurrieron a un hospital público la última semana.</text:p>
      <text:p text:style-name="P2">Tipo de variable: <text:span text:style-name="T1">Cualitativa</text:span> <text:span text:style-name="T1">politómica</text:span></text:p>
      <text:p text:style-name="P2">Nivel de medición: <text:span text:style-name="T1">Nominal</text:span> </text:p>
      <text:p text:style-name="P2"/>
      <text:p text:style-name="P3">2. Se realizó una encuesta que indaga sobre el perfil de los psicólogos. Una de las preguntas del cuestionario (utilizando, para su respuesta, una escala de Likert) era indicar el grado de acuerdo con respecto a la siguiente frase:</text:p>
      <text:p text:style-name="P3">«El mayor desafío de un profesional de la salud mental es la capacidad para resolver los problemas de sus pacientes» Siendo los resultados obtenidos, los siguientes:</text:p>
      <text:p text:style-name="P4">Tipo de variable: Cuantitativo <text:span text:style-name="T2">Continua</text:span></text:p>
      <text:p text:style-name="P4">Nivel de medición: <text:span text:style-name="T2">Ordinal</text:span></text:p>
      <text:p text:style-name="P4"/>
      <text:p text:style-name="P4">3. A 54 madres de familia se les preguntó respecto al número de días, por semana, que incluyen carne vacuna en su menú del día.</text:p>
      <text:p text:style-name="P5">Tipo de variable: Cuantitativa Discreta</text:p>
      <text:p text:style-name="P5">Nivel de medición: Métrico</text:p>
      <text:p text:style-name="P5"/>
      <text:p text:style-name="P5">4. Los siguientes datos corresponden al rendimiento de trigo (en toneladas por hectárea) de campos de la región pampeana.</text:p>
      <text:p text:style-name="P6">Tipo de variable: Cuantitativa Continua</text:p>
      <text:p text:style-name="P6">Nivel de medición: Métrico</text:p>
      <text:p text:style-name="P6"/>
      <text:p text:style-name="P6">5. Analice las siguientes variables, determinando si es una variable cualitativa (dicotómica o politómica) o cuantitativa (discreta o continua) y cuál es su nivel de medición:</text:p>
      <text:p text:style-name="P6">a) Temperatura ambiental (en grados Celsius). <text:span text:style-name="T3">Cuantitativa Continua; </text:span><text:span text:style-name="T4">Intervalar</text:span></text:p>
      <text:p text:style-name="P6">b) Porcentaje de mujeres por curso. <text:span text:style-name="T3">Cuantitativa Continua: Métrica</text:span></text:p>
      <text:p text:style-name="P6">c) Antigüedad laboral, medida en tiempo. <text:span text:style-name="T3">Cuantitativa Discreta </text:span><text:span text:style-name="T4">(Conutina, según la IA)</text:span><text:span text:style-name="T3">; Métrica.</text:span></text:p>
      <text:p text:style-name="P6">d) Métodos de enseñanza de lectura usados actualmente. <text:span text:style-name="T3">Cualitativa Politómica; Nominal</text:span></text:p>
      <text:p text:style-name="P6">e) Tiempo que dedica al estudio (en horas por día). <text:span text:style-name="T3">Cuantitativa Continua; Métrica</text:span></text:p>
      <text:p text:style-name="P6">f) Problemas psicológicos en niños. <text:span text:style-name="T3">Cualitativa Politomica; Nominal</text:span></text:p>
      <text:p text:style-name="P6">g) Número de camas disponibles en los hospitales de la Provincia. <text:span text:style-name="T5">Cuantitativa Discreta; </text:span><text:span text:style-name="T6">Metrica</text:span></text:p>
      <text:p text:style-name="P6">h) Tipos de entretenimientos que prefieren los adolescentes. <text:span text:style-name="T5">Cualitativa Politómica; Nominal</text:span></text:p>
      <text:p text:style-name="P6">i) Asistencia a clases (en días). <text:span text:style-name="T5">Cuantitativa Discreta; Métrica</text:span></text:p>
      <text:p text:style-name="P6">j) Tipos de deficiencia (motoras, psicológicas, auditivas, visuales). <text:span text:style-name="T5">Cualitativa Politomica; Nominal</text:span></text:p>
      <text:p text:style-name="P6">k) Cantidad de residentes en una ciudad determinada. <text:span text:style-name="T5">Cuantitativa Discreta; Métrica</text:span></text:p>
      <text:p text:style-name="P6">l) Número de personas por hogar. <text:span text:style-name="T5">Cuantitativa Discreta; Métrica</text:span></text:p>
      <text:p text:style-name="P6">m) Flujo de tránsito en una ruta. <text:span text:style-name="T5">Cuantitativa Continua; </text:span><text:span text:style-name="T6">Metrica</text:span></text:p>
      <text:p text:style-name="P6">n) Número de robos ocurridos en un negocio en un determinado período de tiempo. <text:span text:style-name="T7">Cuantitativa Discreta; </text:span><text:span text:style-name="T6">Metrica</text:span></text:p>
      <text:p text:style-name="P6"><text:soft-page-break/>o) Tiempo requerido por un empleado para terminar una tarea determinada. <text:span text:style-name="T7">Cuantitativa Continua; Metrica</text:span></text:p>
      <text:p text:style-name="P6">p) Número de pólizas vendidas en una cierta semana por un agente de seguros. <text:span text:style-name="T6">Cuantitativa Discreta; Métrica.</text:span></text:p>
      <text:p text:style-name="P6">q) Cantidad de nafta consumida por un auto (poca, regular, mucha). <text:span text:style-name="T6">Cualitativa politomica; </text:span><text:span text:style-name="T8">Ordinal</text:span></text:p>
      <text:p text:style-name="P6">r) Duración (en tiempo) de una bombilla eléctrica observada en un experimento. <text:span text:style-name="T6">Cualitativa Continua; Metrica</text:span></text:p>
      <text:p text:style-name="P6">s) Número de demandas recibidas por una compañía de seguros durante un día. <text:span text:style-name="T6">Cuantitativa discreta; Métrica</text:span></text:p>
      <text:p text:style-name="P6">t) Peso de la carga de trigo en un vagón de ferrocarril. <text:span text:style-name="T6">Cuantitativa continua; Métrica</text:span></text:p>
      <text:p text:style-name="P6">u) Razas del ganado bovino. <text:span text:style-name="T8">Cualitativa politomica; Nominal</text:span></text:p>
      <text:p text:style-name="P6">v) Velocidad en el lanzamiento de una pelota de tenis. <text:span text:style-name="T8">Cuantitativa continua; Metrica</text:span></text:p>
      <text:p text:style-name="P6">w) Ocupaciones registradas de un grupo de personas. <text:span text:style-name="T8">Cualitativa politomica; Nominal</text:span></text:p>
      <text:p text:style-name="P6">x) Distancia recorrida por un auto entre dos ciudades. <text:span text:style-name="T8">Cuantitativa continua; Métrica</text:span></text:p>
      <text:p text:style-name="P6">y) Religión de los habitantes de un país. <text:span text:style-name="T8">Cualitativa politómica; Nominal</text:span></text:p>
      <text:p text:style-name="P6">z) Nivel socioeconómico (bajo, medio, alto). <text:span text:style-name="T8">Cualitativa politomica; Ordinal</text:span></text:p>
      <text:p text:style-name="P6"><text:span text:style-name="T8"/></text:p>
      <text:p text:style-name="P7"><text:span text:style-name="T9">6. Dé cinco ejemplos (distintos a los presentado en el punto anterior) de:</text:span></text:p>
      <text:p text:style-name="P7"><text:span text:style-name="T9">a) Variables cualitativas dicotómicas.</text:span></text:p>
      <text:p text:style-name="P7"><text:span text:style-name="T9">c) Variables cuantitativas discretas.</text:span></text:p>
      <text:p text:style-name="P7"><text:span text:style-name="T9">b) Variables cualitativas politómicas.</text:span></text:p>
      <text:p text:style-name="P7"><text:span text:style-name="T9">d) Variables cuantitativas continu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MU Serif" fo:font-size="11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MU Serif" fo:font-size="11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fo:font-family="'CMU Serif'"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family="'CMU Serif'" style:font-family-generic="roman" fo:font-size="11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7T22:18:56.244758633</meta:creation-date>
    <dc:date>2025-08-18T21:58:02.423240512</dc:date>
    <meta:editing-duration>PT2H48M46S</meta:editing-duration>
    <meta:editing-cycles>3</meta:editing-cycles>
    <meta:generator>LibreOffice/24.8.7.2$Linux_X86_64 LibreOffice_project/480$Build-2</meta:generator>
    <meta:document-statistic meta:table-count="0" meta:image-count="0" meta:object-count="0" meta:page-count="2" meta:paragraph-count="46" meta:word-count="556" meta:character-count="3816" meta:non-whitespace-character-count="3304"/>
  </office:meta>
</office:document-meta>
</file>